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1A9000000C157E5132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Arial Unicode MS" svg:font-family="'Arial Unicode M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Title" style:master-page-name="Standard">
      <style:paragraph-properties fo:text-align="start" style:justify-single-word="false"/>
    </style:style>
    <style:style style:name="P2" style:family="paragraph" style:parent-style-name="Title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line-height="150%" fo:text-align="start" style:justify-single-word="false"/>
    </style:style>
    <style:style style:name="P5" style:family="paragraph" style:parent-style-name="Heading_20_1">
      <style:paragraph-properties fo:text-align="start" style:justify-single-word="false"/>
      <style:text-properties fo:font-weight="normal" style:font-weight-asian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2">ACTA DE <text:database-display text:table-name="Acta" text:table-type="table" text:column-name="var.TipoActa" text:database-name="Actas">&lt;var.TipoActa&gt;</text:database-display></text:p>
      <text:p text:style-name="P3"/>
      <text:p text:style-name="P3">Tramo:<text:database-display text:table-name="Acta" text:table-type="table" text:column-name="var.Tramo" text:database-name="Actas">&lt;var.Tramo&gt;</text:database-display></text:p>
      <text:p text:style-name="P3"/>
      <text:p text:style-name="P3">Obra:<text:database-display text:table-name="Acta" text:table-type="table" text:column-name="var.DescripcionObra" text:database-name="Actas">&lt;var.DescripcionObra&gt;</text:database-display></text:p>
      <text:p text:style-name="P3"/>
      <text:p text:style-name="P3">Objeto del Contrato: <text:database-display text:table-name="Acta" text:table-type="table" text:column-name="var.ObjetoContrato" text:database-name="Actas">&lt;var.ObjetoContrato&gt;</text:database-display></text:p>
      <text:p text:style-name="P3"/>
      <text:p text:style-name="P3">Contratista: <text:database-display text:table-name="Acta" text:table-type="table" text:column-name="var.EmpresaContratista" text:database-name="Actas">&lt;var.EmpresaContratista&gt;</text:database-display> <text:s text:c="17"/>No.Contratista:<text:database-display text:table-name="Acta" text:table-type="table" text:column-name="var.CodigoContratista" text:database-name="Actas">&lt;var.CodigoContratista&gt;</text:database-display></text:p>
      <text:p text:style-name="P3"/>
      <text:p text:style-name="P3">Aprobación: <text:database-display text:table-name="Acta" text:table-type="table" text:column-name="var.Aprobacion" text:database-name="Actas">&lt;var.Aprobacion&gt;</text:database-display> <text:s text:c="30"/>No. Contrato:<text:database-display text:table-name="Acta" text:table-type="table" text:column-name="var.CodigoContrato" text:database-name="Actas">&lt;var.CodigoContrato&gt;</text:database-display></text:p>
      <text:p text:style-name="P3"/>
      <text:p text:style-name="P3">Fecha:<text:database-display text:table-name="Acta" text:table-type="table" text:column-name="var.Fecha" text:database-name="Actas">&lt;var.Fecha&gt;</text:database-display></text:p>
      <text:p text:style-name="P3"/>
      <text:p text:style-name="P4"><text:tab/>Los suscritos <text:s text:c="99"/>en representación del Instituto Autónomo Ferrocarriles del <text:s/>Estado <text:s/>por una parte, <text:s/>por <text:s/>la</text:p>
      <text:p text:style-name="P4">otra <text:span text:style-name="T1"><text:database-display text:table-name="Acta" text:table-type="table" text:column-name="var.RepresentanteContratista" text:database-name="Actas">&lt;var.RepresentanteContratista&gt;</text:database-display></text:span>, <text:s/>Representante de la firma ya identificada, <text:s/>reunidos en la ciudad de <text:s text:c="22"/>, <text:s/>a <text:s/>los <text:span text:style-name="T1"><text:database-display text:table-name="Acta" text:table-type="table" text:column-name="var.DiaEnLetras" text:database-name="Actas">&lt;var.DiaEnLetras&gt;</text:database-display></text:span> (<text:database-display text:table-name="Acta" text:table-type="table" text:column-name="var.Dia" text:database-name="Actas">&lt;var.Dia&gt;</text:database-display>) día(s) del mes de <text:span text:style-name="T1"><text:database-display text:table-name="Acta" text:table-type="table" text:column-name="var.MesEnLetras" text:database-name="Actas">&lt;var.MesEnLetras&gt;</text:database-display></text:span><text:span text:style-name="T1"> </text:span><text:s/>de <text:span text:style-name="T1"><text:database-display text:table-name="Acta" text:table-type="table" text:column-name="var.AnoEnLetras" text:database-name="Actas">&lt;var.AnoEnLetras&gt;</text:database-display></text:span>, <text:s/>Firman el </text:p>
      <text:p text:style-name="P4">presente documento como constancia de <text:span text:style-name="T1"><text:database-display text:table-name="Acta" text:table-type="table" text:column-name="var.TipoActa" text:database-name="Actas">&lt;var.TipoActa&gt;</text:database-display></text:span><text:span text:style-name="T1"> </text:span>del contrato en referencia.</text:p>
      <text:p text:style-name="P3"/>
      <text:p text:style-name="P3"/>
      <text:p text:style-name="P3"><text:s text:c="14"/>Por I.A.F.E. <text:s text:c="79"/>Contratista</text:p>
      <text:p text:style-name="P3"/>
      <text:p text:style-name="P3"/>
      <text:p text:style-name="P3"/>
      <text:p text:style-name="P3"/>
      <text:p text:style-name="P3"/>
      <text:p text:style-name="P3"><text:s text:c="13"/><text:span text:style-name="T2">ORIGINAL</text:span> <text:s text:c="80"/>Caracas, </text:p>
      <text:h text:style-name="P5" text:outline-level="1">GERENCIA DE CONSTRUCC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Arial Unicode MS" svg:font-family="'Arial Unicode M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1pt" fo:language="es" fo:country="ES" style:font-name-asian="Times New Roman" style:font-size-asian="11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justify" style:justify-single-word="false" fo:keep-with-next="always"/>
      <style:text-properties fo:font-size="9pt" fo:font-weight="bold" style:font-size-asian="9pt" style:font-weight-asian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size="16pt" fo:font-weight="bold" style:letter-kerning="true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59cm" fo:page-height="27.94cm" style:num-format="1" style:print-orientation="portrait" fo:margin-top="1.27cm" fo:margin-bottom="2.501cm" fo:margin-left="3cm" fo:margin-right="3cm" style:writing-mode="lr-tb" style:layout-grid-color="#c0c0c0" style:layout-grid-lines="38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Header"><draw:frame draw:style-name="fr1" draw:name="IAFE" text:anchor-type="as-char" svg:width="4.872cm" svg:height="2.171cm" draw:z-index="0"><draw:image xlink:href="Pictures/10000000000001A9000000C157E5132C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dc:title>Ethan Frome</dc:title>
    <meta:initial-creator>EW/LN/CB</meta:initial-creator>
    <meta:creation-date>2000-11-23T11:37:00</meta:creation-date>
    <dc:date>2006-07-21T10:03:38</dc:date>
    <meta:print-date>1997-01-07T11:24:00</meta:print-date>
    <meta:keyword>Ethan</meta:keyword>
    <dc:language>es-ES</dc:language>
    <meta:editing-cycles>6</meta:editing-cycles>
    <meta:editing-duration>PT28M55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5" meta:word-count="67" meta:character-count="837"/>
  </office:meta>
</office:document-meta>
</file>